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Ordnungszahl</text:p>
          </table:table-cell>
          <table:table-cell office:value-type="string" calcext:value-type="string">
            <text:p>Atomasse (u)</text:p>
          </table:table-cell>
          <table:table-cell office:value-type="string" calcext:value-type="string">
            <text:p>Schmelztemperatur (°C) </text:p>
          </table:table-cell>
          <table:table-cell table:style-name="ce1" office:value-type="string" calcext:value-type="string">
            <text:p>Dichte (g/cm³)</text:p>
          </table:table-cell>
        </table:table-row>
        <table:table-row table:style-name="ro1">
          <table:table-cell office:value-type="string" calcext:value-type="string">
            <text:p>Wasserstoff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1.008" calcext:value-type="float">
            <text:p>1,008</text:p>
          </table:table-cell>
          <table:table-cell office:value-type="float" office:value="-259.16" calcext:value-type="float">
            <text:p>-259,16</text:p>
          </table:table-cell>
          <table:table-cell office:value-type="string" calcext:value-type="string">
            <text:p>0.00008988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office:value-type="float" office:value="4.002602" calcext:value-type="float">
            <text:p>4,002602</text:p>
          </table:table-cell>
          <table:table-cell office:value-type="float" office:value="-272.2" calcext:value-type="float">
            <text:p>-272,2</text:p>
          </table:table-cell>
          <table:table-cell office:value-type="float" office:value="0.0001785" calcext:value-type="float">
            <text:p>0,0001785</text:p>
          </table:table-cell>
        </table:table-row>
        <table:table-row table:style-name="ro1">
          <table:table-cell table:style-name="ce1"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.94" calcext:value-type="float">
            <text:p>6,94</text:p>
          </table:table-cell>
          <table:table-cell office:value-type="float" office:value="180.54" calcext:value-type="float">
            <text:p>180,54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string" calcext:value-type="string">
            <text:p>Beryllium</text:p>
          </table:table-cell>
          <table:table-cell table:style-name="ce1" office:value-type="string" calcext:value-type="string">
            <text:p>Be </text:p>
          </table:table-cell>
          <table:table-cell office:value-type="float" office:value="4" calcext:value-type="float">
            <text:p>4</text:p>
          </table:table-cell>
          <table:table-cell office:value-type="float" office:value="9.0122" calcext:value-type="float">
            <text:p>9,0122</text:p>
          </table:table-cell>
          <table:table-cell office:value-type="float" office:value="1287" calcext:value-type="float">
            <text:p>1287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Wolfram 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.84" calcext:value-type="float">
            <text:p>183,84</text:p>
          </table:table-cell>
          <table:table-cell office:value-type="float" office:value="3422" calcext:value-type="float">
            <text:p>3422</text:p>
          </table:table-cell>
          <table:table-cell office:value-type="float" office:value="19.25" calcext:value-type="float">
            <text:p>19,25</text:p>
          </table:table-cell>
        </table:table-row>
        <table:table-row table:style-name="ro1">
          <table:table-cell office:value-type="string" calcext:value-type="string">
            <text:p>Krypton</text:p>
          </table:table-cell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3.798" calcext:value-type="float">
            <text:p>83,798</text:p>
          </table:table-cell>
          <table:table-cell office:value-type="float" office:value="-157.36" calcext:value-type="float">
            <text:p>-157,36</text:p>
          </table:table-cell>
          <table:table-cell office:value-type="float" office:value="0.003733" calcext:value-type="float">
            <text:p>0,003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4T04:38:32.544000000</meta:creation-date>
    <dc:date>2024-09-24T04:38:47.711000000</dc:date>
    <meta:editing-duration>PT15S</meta:editing-duration>
    <meta:editing-cycles>1</meta:editing-cycles>
    <meta:generator>LibreOffice/7.0.6.2$Windows_X86_64 LibreOffice_project/144abb84a525d8e30c9dbbefa69cbbf2d8d4ae3b</meta:generator>
    <meta:document-statistic meta:table-count="1" meta:cell-count="42" meta:object-count="0"/>
  </office:meta>
</office:document-meta>
</file>